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webkit-standard" svg:font-family="webkit-standard"/>
    <style:font-face style:name="C059" svg:font-family="C05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059" fo:font-weight="bold" officeooo:rsid="001bf4d2" officeooo:paragraph-rsid="001bf4d2" fo:background-color="#ffff00" style:font-weight-asian="bold" style:font-weight-complex="bold"/>
    </style:style>
    <style:style style:name="P2" style:family="paragraph" style:parent-style-name="Standard">
      <style:text-properties officeooo:rsid="001bf4d2" officeooo:paragraph-rsid="001bf4d2"/>
    </style:style>
    <style:style style:name="P3" style:family="paragraph" style:parent-style-name="Standard">
      <style:text-properties fo:font-variant="normal" fo:text-transform="none" fo:color="#000000" style:font-name="webkit-standard" fo:font-size="15.75pt" fo:letter-spacing="normal" fo:font-style="normal" fo:font-weight="normal" officeooo:rsid="001bf4d2" officeooo:paragraph-rsid="001bf4d2"/>
    </style:style>
    <style:style style:name="P4" style:family="paragraph" style:parent-style-name="Standard">
      <style:paragraph-properties fo:margin-left="0cm" fo:margin-right="0cm" fo:text-indent="0cm" style:auto-text-indent="false"/>
      <style:text-properties fo:font-variant="normal" fo:text-transform="none" fo:color="#000000" style:font-name="webkit-standard" fo:font-size="15.75pt" fo:letter-spacing="normal" fo:font-style="normal" fo:font-weight="normal"/>
    </style:style>
    <style:style style:name="P5" style:family="paragraph" style:parent-style-name="Standard">
      <style:paragraph-properties fo:margin-left="0cm" fo:margin-right="0cm" fo:text-indent="0cm" style:auto-text-indent="false"/>
      <style:text-properties fo:font-variant="normal" fo:text-transform="none" fo:color="#000000" style:font-name="webkit-standard" fo:font-size="15.75pt" fo:letter-spacing="normal" fo:font-style="normal" fo:font-weight="normal" officeooo:rsid="001bf4d2" officeooo:paragraph-rsid="001bf4d2"/>
    </style:style>
    <style:style style:name="P6" style:family="paragraph" style:parent-style-name="Standard">
      <style:paragraph-properties fo:margin-left="0cm" fo:margin-right="0cm" fo:text-indent="0cm" style:auto-text-indent="false"/>
      <style:text-properties fo:font-variant="normal" fo:text-transform="none" fo:color="#000000" style:font-name="webkit-standard" fo:font-size="15.75pt" fo:letter-spacing="normal" fo:font-style="normal" fo:font-weight="normal" officeooo:rsid="001e6ec4" officeooo:paragraph-rsid="001e6ec4"/>
    </style:style>
    <style:style style:name="P7" style:family="paragraph" style:parent-style-name="Standard">
      <style:paragraph-properties fo:margin-left="0cm" fo:margin-right="0cm" fo:text-indent="0cm" style:auto-text-indent="false"/>
      <style:text-properties fo:font-variant="normal" fo:text-transform="none" fo:color="#000000" style:font-name="webkit-standard" fo:font-size="15.75pt" fo:letter-spacing="normal" fo:font-style="normal" fo:font-weight="normal" officeooo:rsid="001ee3e9" officeooo:paragraph-rsid="001ee3e9"/>
    </style:style>
    <style:style style:name="P8" style:family="paragraph" style:parent-style-name="Standard">
      <style:text-properties officeooo:rsid="001fe9a5" officeooo:paragraph-rsid="001fe9a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HERRAMIENTAS PARA TRABAJAR MICROS:</text:p>
      <text:p text:style-name="P2"/>
      <text:p text:style-name="P3">INSTALACION</text:p>
      <text:p text:style-name="P4"/>
      <text:p text:style-name="P4">1.- git: OK</text:p>
      <text:p text:style-name="P4">2.- Sdkman: OK</text:p>
      <text:p text:style-name="P4">3.- Maven OK</text:p>
      <text:p text:style-name="P4">4.-docker OK</text:p>
      <text:p text:style-name="P4">5.-docker compose OK</text:p>
      <text:p text:style-name="P4">6.- npm OK</text:p>
      <text:p text:style-name="P4">7.- wrk - gitub OK</text:p>
      <text:p text:style-name="P4">8.- eclipse sts OK</text:p>
      <text:p text:style-name="P4">9.- dbeaver  OK</text:p>
      <text:p text:style-name="P4">10.- postman OK</text:p>
      <text:p text:style-name="P2"/>
      <text:p text:style-name="P2"/>
      <text:p text:style-name="P2"/>
      <text:p text:style-name="P2"/>
      <text:p text:style-name="P2"/>
      <text:p text:style-name="P2">GIT: Conflictos </text:p>
      <text:p text:style-name="P2"/>
      <text:p text:style-name="P2"><text:a xlink:type="simple" xlink:href="https://styde.net/ramas-y-resolucion-de-conflictos-en-git/" text:style-name="Internet_20_link" text:visited-style-name="Visited_20_Internet_20_Link">https://styde.net/ramas-y-resolucion-de-conflictos-en-git/</text:a></text:p>
      <text:p text:style-name="P2"/>
      <text:p text:style-name="P2">EUREKA, GATEWAY, CONFIG SERVER</text:p>
      <text:p text:style-name="P2"/>
      <text:p text:style-name="P3">1.- <text:a xlink:type="simple" xlink:href="https://www.youtube.com/playlist?list=PLHC-DiueSVwKpPBH2BpHPA9bQMzxt70qD" text:style-name="Internet_20_link" text:visited-style-name="Visited_20_Internet_20_Link">https://www.youtube.com/playlist?list=PLHC-DiueSVwKpPBH2BpHPA9bQMzxt70qD</text:a></text:p>
      <text:p text:style-name="P3"/>
      <text:p text:style-name="P4">2.- <text:a xlink:type="simple" xlink:href="https://www.youtube.com/watch?v=Lzs0xoKMR9E" text:style-name="Internet_20_link" text:visited-style-name="Visited_20_Internet_20_Link">https://www.youtube.com/watch?v=Lzs0xoKMR9E</text:a></text:p>
      <text:p text:style-name="P4"/>
      <text:p text:style-name="P4">3.- <text:a xlink:type="simple" xlink:href="https://www.youtube.com/watch?v=I7IuL1rx9_M" text:style-name="Internet_20_link" text:visited-style-name="Visited_20_Internet_20_Link">https://www.youtube.com/watch?v=I7IuL1rx9_M</text:a></text:p>
      <text:p text:style-name="P4"/>
      <text:p text:style-name="P4">4.- <text:a xlink:type="simple" xlink:href="https://www.youtube.com/watch?v=zPCri-b5oCQ&amp;list=PL4bT56Uw3S4yTSw5Cg1-mhgoS85fVeFkT&amp;index=11" text:style-name="Internet_20_link" text:visited-style-name="Visited_20_Internet_20_Link">https://www.youtube.com/watch?v=zPCri-b5oCQ&amp;list=PL4bT56Uw3S4yTSw5Cg1-mhgoS85fVeFkT&amp;index=11</text:a></text:p>
      <text:p text:style-name="P4"/>
      <text:p text:style-name="P4">5.- <text:a xlink:type="simple" xlink:href="https://www.youtube.com/watch?v=lJ3-VPzhrFY" text:style-name="Internet_20_link" text:visited-style-name="Visited_20_Internet_20_Link">https://www.youtube.com/watch?v=lJ3-VPzhrFY</text:a></text:p>
      <text:p text:style-name="P4"><text:soft-page-break/></text:p>
      <text:p text:style-name="P4">6.- <text:a xlink:type="simple" xlink:href="https://www.youtube.com/watch?v=icTg6iTqpUk" text:style-name="Internet_20_link" text:visited-style-name="Visited_20_Internet_20_Link">https://www.youtube.com/watch?v=icTg6iTqpUk</text:a></text:p>
      <text:p text:style-name="P4"/>
      <text:p text:style-name="P4">7.- <text:a xlink:type="simple" xlink:href="https://www.youtube.com/playlist?list=PL4bT56Uw3S4yTSw5Cg1-mhgoS85fVeFkT" text:style-name="Internet_20_link" text:visited-style-name="Visited_20_Internet_20_Link">https://www.youtube.com/playlist?list=PL4bT56Uw3S4yTSw5Cg1-mhgoS85fVeFkT</text:a></text:p>
      <text:p text:style-name="P4"/>
      <text:p text:style-name="P4">8.- <text:a xlink:type="simple" xlink:href="https://cloud.spring.io/spring-cloud-netflix/2.0.x/multi/multi__service_discovery_eureka_clients.html" text:style-name="Internet_20_link" text:visited-style-name="Visited_20_Internet_20_Link">https://cloud.spring.io/spring-cloud-netflix/2.0.x/multi/multi__service_discovery_eureka_clients.html</text:a></text:p>
      <text:p text:style-name="P4"/>
      <text:p text:style-name="P4">9.- <text:a xlink:type="simple" xlink:href="https://github.com/m-thirumal/eureka-server/tree/master/src/main/resources" text:style-name="Internet_20_link" text:visited-style-name="Visited_20_Internet_20_Link">https://github.com/m-thirumal/eureka-server/tree/master/src/main/resources</text:a></text:p>
      <text:p text:style-name="P4"/>
      <text:p text:style-name="P4"/>
      <text:p text:style-name="P5">CONFIGURACION EUREKA AL CLIENTE</text:p>
      <text:p text:style-name="P5"><text:s/></text:p>
      <text:p text:style-name="P5">eureka.client.fetch-registry=true</text:p>
      <text:p text:style-name="P4">eureka.client.register-with-eureka=true</text:p>
      <text:p text:style-name="P4">eureka.client.service-url.default-zone=http://localhost:8761/eureka</text:p>
      <text:p text:style-name="P4">eureka.client.instance.hostname=localhost</text:p>
      <text:p text:style-name="P5"/>
      <text:p text:style-name="P5"/>
      <text:p text:style-name="P6">Documentacion <text:s/>resilience4j Spring Boot</text:p>
      <text:p text:style-name="P6"/>
      <text:p text:style-name="P6"><text:a xlink:type="simple" xlink:href="https://resilience4j.readme.io/docs/getting-started-3" text:style-name="Internet_20_link" text:visited-style-name="Visited_20_Internet_20_Link">https://resilience4j.readme.io/docs/getting-started-3</text:a></text:p>
      <text:p text:style-name="P6"/>
      <text:p text:style-name="P7">OpenFin</text:p>
      <text:p text:style-name="P7"/>
      <text:p text:style-name="P7">https://www.youtube.com/watch?v=YbAP4h28Uv8&amp;t=143s</text:p>
      <text:p text:style-name="Standard"><text:line-break/></text:p>
      <text:p text:style-name="P8">Warnning:</text:p>
      <text:p text:style-name="P8"/>
      <text:p text:style-name="P8">spring cloud loadbalancer is currently working with the default cache. while this cache implementation is useful for development and tests, it's recommended to use caffeine cache in production.you can switch to using caffeine cache, by adding it and org.springframework.cache.caffeine.caffeinecachemanager to the classpath.</text:p>
      <text:p text:style-name="P8"><text:soft-page-break/>Solucion:</text:p>
      <text:p text:style-name="P8"/>
      <text:p text:style-name="Standard"><text:a xlink:type="simple" xlink:href="https://stackoverflow.com/questions/65227645/how-to-solve-spring-cloud-loadbalancer-is-currently-working-with-the-default-ca" text:style-name="Internet_20_link" text:visited-style-name="Visited_20_Internet_20_Link">https://stackoverflow.com/questions/65227645/how-to-solve-spring-cloud-loadbalancer-is-currently-working-with-the-default-ca</text:a></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webkit-standard" svg:font-family="webkit-standard"/>
    <style:font-face style:name="C059" svg:font-family="C05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C059" fo:font-weight="bold" officeooo:rsid="001bf4d2" officeooo:paragraph-rsid="001bf4d2" fo:background-color="#ffff00"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Bitácora de Conocimiento.</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4T10:01:57.908474006</meta:creation-date>
    <dc:date>2022-10-06T16:16:41.371677634</dc:date>
    <meta:editing-duration>PT6H10M13S</meta:editing-duration>
    <meta:editing-cycles>3</meta:editing-cycles>
    <meta:generator>LibreOffice/6.4.7.2$Linux_X86_64 LibreOffice_project/40$Build-2</meta:generator>
    <meta:document-statistic meta:table-count="0" meta:image-count="0" meta:object-count="0" meta:page-count="3" meta:paragraph-count="40" meta:word-count="125" meta:character-count="1765" meta:non-whitespace-character-count="1673"/>
  </office:meta>
</office:document-meta>
</file>